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667cm" style:rel-column-width="21845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C1" style:family="table-cell">
      <style:table-cell-properties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5.667cm" style:rel-column-width="21845*"/>
    </style:style>
    <style:style style:name="Tabla10.C" style:family="table-column">
      <style:table-column-properties style:column-width="5.667cm" style:rel-column-width="21844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C1" style:family="table-cell">
      <style:table-cell-properties fo:padding="0.097cm" fo:border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a00f2" officeooo:paragraph-rsid="000a00f2"/>
    </style:style>
    <style:style style:name="P2" style:family="paragraph" style:parent-style-name="Standard">
      <style:text-properties officeooo:rsid="000ace8b" officeooo:paragraph-rsid="000ace8b"/>
    </style:style>
    <style:style style:name="P3" style:family="paragraph" style:parent-style-name="Standard">
      <style:text-properties style:text-underline-style="solid" style:text-underline-width="auto" style:text-underline-color="font-color" officeooo:rsid="000a00f2" officeooo:paragraph-rsid="000a00f2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0f893b" officeooo:paragraph-rsid="000f893b" style:font-weight-asian="bold" style:font-weight-complex="bold"/>
    </style:style>
    <style:style style:name="P5" style:family="paragraph" style:parent-style-name="Standard">
      <style:text-properties fo:language="zxx" fo:country="none" style:text-underline-style="none" fo:font-weight="normal" officeooo:rsid="00105efa" officeooo:paragraph-rsid="00105efa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style:text-underline-style="none" fo:font-weight="normal" officeooo:rsid="000f893b" officeooo:paragraph-rsid="00105efa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able_20_Contents">
      <style:text-properties fo:language="zxx" fo:country="none" style:text-underline-style="none" fo:font-weight="bold" officeooo:rsid="000f893b" officeooo:paragraph-rsid="000f893b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text-properties fo:language="zxx" fo:country="none" officeooo:rsid="000a00f2" officeooo:paragraph-rsid="000a00f2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officeooo:rsid="000a00f2" officeooo:paragraph-rsid="000f893b" style:language-asian="zxx" style:country-asian="none" style:language-complex="zxx" style:country-complex="none"/>
    </style:style>
    <style:style style:name="P10" style:family="paragraph" style:parent-style-name="Table_20_Contents">
      <style:text-properties fo:language="zxx" fo:country="none" officeooo:rsid="000deaae" officeooo:paragraph-rsid="000deaae" style:language-asian="zxx" style:country-asian="none" style:language-complex="zxx" style:country-complex="none"/>
    </style:style>
    <style:style style:name="P11" style:family="paragraph" style:parent-style-name="Table_20_Contents">
      <style:text-properties fo:language="zxx" fo:country="none" officeooo:rsid="000e2f7e" officeooo:paragraph-rsid="000e2f7e" style:language-asian="zxx" style:country-asian="none" style:language-complex="zxx" style:country-complex="none"/>
    </style:style>
    <style:style style:name="P12" style:family="paragraph" style:parent-style-name="Table_20_Contents">
      <style:text-properties fo:language="zxx" fo:country="none" officeooo:rsid="000f893b" officeooo:paragraph-rsid="000f893b" style:language-asian="zxx" style:country-asian="none" style:language-complex="zxx" style:country-complex="none"/>
    </style:style>
    <style:style style:name="P13" style:family="paragraph" style:parent-style-name="Table_20_Contents">
      <style:text-properties fo:language="zxx" fo:country="none" style:text-underline-style="solid" style:text-underline-width="auto" style:text-underline-color="font-color" fo:font-weight="bold" officeooo:rsid="000a00f2" officeooo:paragraph-rsid="000a00f2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Table_20_Contents">
      <style:text-properties fo:language="zxx" fo:country="none" style:text-underline-style="solid" style:text-underline-width="auto" style:text-underline-color="font-color" fo:font-weight="bold" officeooo:rsid="000deaae" officeooo:paragraph-rsid="000deaae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Table_20_Contents">
      <style:text-properties fo:language="zxx" fo:country="none" style:text-underline-style="solid" style:text-underline-width="auto" style:text-underline-color="font-color" fo:font-weight="bold" officeooo:rsid="000e2f7e" officeooo:paragraph-rsid="000e2f7e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able_20_Contents">
      <style:text-properties fo:language="zxx" fo:country="none" style:text-underline-style="solid" style:text-underline-width="auto" style:text-underline-color="font-color" fo:font-weight="bold" officeooo:rsid="000f893b" officeooo:paragraph-rsid="000f893b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zxx" fo:country="none" style:text-underline-style="none" fo:font-weight="normal" officeooo:rsid="0010a563" officeooo:paragraph-rsid="0010a563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zxx" fo:country="none" style:text-underline-style="none" fo:font-weight="normal" officeooo:rsid="0011fe13" officeooo:paragraph-rsid="0011fe13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/>
      <style:text-properties fo:language="zxx" fo:country="none" style:text-underline-style="none" fo:font-weight="bold" officeooo:rsid="0010a563" officeooo:paragraph-rsid="0010a563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paragraph-properties fo:text-align="center" style:justify-single-word="false"/>
      <style:text-properties fo:language="zxx" fo:country="none" style:text-underline-style="solid" style:text-underline-width="auto" style:text-underline-color="font-color" fo:font-weight="bold" officeooo:rsid="0010a563" officeooo:paragraph-rsid="0010a563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language="zxx" fo:country="none" officeooo:rsid="0010a563" officeooo:paragraph-rsid="0010a563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start" style:justify-single-word="false"/>
      <style:text-properties fo:language="zxx" fo:country="none" officeooo:rsid="00162bc3" officeooo:paragraph-rsid="00162bc3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start" style:justify-single-word="false"/>
      <style:text-properties fo:language="zxx" fo:country="none" officeooo:rsid="00172731" officeooo:paragraph-rsid="00172731" style:language-asian="zxx" style:country-asian="none" style:language-complex="zxx" style:country-complex="none"/>
    </style:style>
    <style:style style:name="P24" style:family="paragraph" style:parent-style-name="Table_20_Contents">
      <style:paragraph-properties fo:text-align="start" style:justify-single-word="false"/>
      <style:text-properties fo:language="zxx" fo:country="none" officeooo:rsid="00186a10" officeooo:paragraph-rsid="00186a10" style:language-asian="zxx" style:country-asian="none" style:language-complex="zxx" style:country-complex="none"/>
    </style:style>
    <style:style style:name="P25" style:family="paragraph" style:parent-style-name="Table_20_Contents">
      <style:paragraph-properties fo:text-align="start" style:justify-single-word="false"/>
      <style:text-properties fo:language="zxx" fo:country="none" fo:font-weight="bold" officeooo:rsid="0010a563" officeooo:paragraph-rsid="0010a563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language="zxx" fo:country="none" fo:font-weight="bold" officeooo:rsid="00162bc3" officeooo:paragraph-rsid="00162bc3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language="zxx" fo:country="none" fo:font-weight="bold" officeooo:rsid="00172731" officeooo:paragraph-rsid="00172731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language="zxx" fo:country="none" fo:font-weight="bold" officeooo:rsid="00186a10" officeooo:paragraph-rsid="00186a10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language="zxx" fo:country="none" style:text-underline-style="none" fo:font-weight="normal" officeooo:rsid="0010a563" officeooo:paragraph-rsid="0010a563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0ace8b"/>
    </style:style>
    <style:style style:name="T2" style:family="text">
      <style:text-properties officeooo:rsid="000c1a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2"/>Ejercicio Casas Turismo Rural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R1</text:p>
            <text:p text:style-name="P13">codReserva</text:p>
            <text:p text:style-name="P8">fecReserv</text:p>
            <text:p text:style-name="P8">duracionEstancia</text:p>
            <text:p text:style-name="P13">codCasa</text:p>
            <text:p text:style-name="P8">numCasa</text:p>
            <text:p text:style-name="P8">codCliente</text:p>
            <text:p text:style-name="P8">nomCliente</text:p>
            <text:p text:style-name="P8">dirCliente</text:p>
            <text:p text:style-name="P8">codZona</text:p>
            <text:p text:style-name="P8">nomZona</text:p>
            <text:p text:style-name="P8">numHabitaciones</text:p>
            <text:p text:style-name="P8">numBanios</text:p>
            <text:p text:style-name="P8">numMetros</text:p>
          </table:table-cell>
          <table:table-cell table:style-name="Tabla1.B1" office:value-type="string">
            <text:p text:style-name="P8">R2</text:p>
            <text:p text:style-name="P13">codCasa</text:p>
            <text:p text:style-name="P13">codCaracteristica</text:p>
            <text:p text:style-name="P8">nomCaracteristica</text:p>
            <text:p text:style-name="P8">casa_tiene_caracteristica</text:p>
          </table:table-cell>
        </table:table-row>
      </table:table>
      <text:p text:style-name="Standard"/>
      <text:p text:style-name="P1">Aunque hay d<text:span text:style-name="T1">ominios</text:span> no atómicos los entendemos como atómicos por simplicidad.</text:p>
      <text:p text:style-name="P2">nomCliente =&gt; nomCliente, ape1Cliente, ape2Cliente;</text:p>
      <text:p text:style-name="P2">dirCliente =&gt; dirCliente, cpCliente, …;</text:p>
      <text:p text:style-name="P1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8">R1.1</text:p>
            <text:p text:style-name="P13">codReserva</text:p>
            <text:p text:style-name="P13">codCasa</text:p>
            <text:p text:style-name="P8">fecInicioEstancia</text:p>
            <text:p text:style-name="P8">duracionEstancia</text:p>
          </table:table-cell>
          <table:table-cell table:style-name="Tabla2.A1" office:value-type="string">
            <text:p text:style-name="P8">R1.2</text:p>
            <text:p text:style-name="P13">codReserva</text:p>
            <text:p text:style-name="P8">fecR<text:span text:style-name="T2">e</text:span>serva</text:p>
            <text:p text:style-name="P8">codCliente</text:p>
            <text:p text:style-name="P8">nomCliente</text:p>
            <text:p text:style-name="P8">dirCliente</text:p>
          </table:table-cell>
          <table:table-cell table:style-name="Tabla2.C1" office:value-type="string">
            <text:p text:style-name="P8">R1.3</text:p>
            <text:p text:style-name="P13">codCasa</text:p>
            <text:p text:style-name="P8">nomCasa</text:p>
            <text:p text:style-name="P8">codZona</text:p>
            <text:p text:style-name="P8">nomZona</text:p>
            <text:p text:style-name="P8">numHabitaciones</text:p>
            <text:p text:style-name="P8">numBanios</text:p>
            <text:p text:style-name="P8">numMetros</text:p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0">R1.2.1</text:p>
            <text:p text:style-name="P14">codReserva</text:p>
            <text:p text:style-name="P10">fecReserva</text:p>
            <text:p text:style-name="P10">codCliente</text:p>
          </table:table-cell>
          <table:table-cell table:style-name="Tabla3.B1" office:value-type="string">
            <text:p text:style-name="P10">R.1.2.2</text:p>
            <text:p text:style-name="P14">codCliente</text:p>
            <text:p text:style-name="P10">nomCliente</text:p>
            <text:p text:style-name="P10">dirCliente</text:p>
          </table:table-cell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R.1.3.1</text:p>
            <text:p text:style-name="P15">codCasa</text:p>
            <text:p text:style-name="P11">nomCasa</text:p>
            <text:p text:style-name="P11">codZona</text:p>
            <text:p text:style-name="P11">numHabitaciones</text:p>
            <text:p text:style-name="P11">numBanios</text:p>
            <text:p text:style-name="P11">numMetros</text:p>
          </table:table-cell>
          <table:table-cell table:style-name="Tabla4.B1" office:value-type="string">
            <text:p text:style-name="P11">R.1.3.2</text:p>
            <text:p text:style-name="P15">codZona</text:p>
            <text:p text:style-name="P11">nomZona</text:p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2">R2.1</text:p>
            <text:p text:style-name="P16">codCasa</text:p>
            <text:p text:style-name="P12">codCaracteristica</text:p>
            <text:p text:style-name="P9">casa_tiene_caracteristica</text:p>
          </table:table-cell>
          <table:table-cell table:style-name="Tabla5.B1" office:value-type="string">
            <text:p text:style-name="P12">R2.2</text:p>
            <text:p text:style-name="P7">codCaracteristica</text:p>
            <text:p text:style-name="P12">nomCaracteristica</text:p>
          </table:table-cell>
        </table:table-row>
      </table:table>
      <text:p text:style-name="P3"/>
      <text:p text:style-name="P6">R1.1 →Estancias; R1.2.1 →Reservas; R1.2.2 →Clientes; R1.3.1 →Casas: R1.3.2 →Zonas;</text:p>
      <text:p text:style-name="P5">R2.1 → Detalles Caracteristicas; R2.2 → Caracteristicas;</text:p>
      <text:p text:style-name="P20"><text:soft-page-break/>Ejercicio 1</text:p>
      <text:p text:style-name="P19"/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21">R1</text:p>
            <text:p text:style-name="P25">codprestamo</text:p>
            <text:p text:style-name="P21">fecprestamo</text:p>
            <text:p text:style-name="P25">codejemplar</text:p>
            <text:p text:style-name="P21">fecadquisicion</text:p>
            <text:p text:style-name="P21">bajaejemplar(si/no)</text:p>
            <text:p text:style-name="P21">estadoejemplar</text:p>
            <text:p text:style-name="P21">fecdevolucion</text:p>
            <text:p text:style-name="P21">observac_devolucion</text:p>
            <text:p text:style-name="P21">codibro</text:p>
            <text:p text:style-name="P21">isbn</text:p>
            <text:p text:style-name="P21">titulolibro</text:p>
            <text:p text:style-name="P21">codautor</text:p>
            <text:p text:style-name="P21">nomautor</text:p>
            <text:p text:style-name="P21">biograutor</text:p>
            <text:p text:style-name="P21">fotoautor</text:p>
            <text:p text:style-name="P21">codprotagonista</text:p>
            <text:p text:style-name="P21">descripprotagonista</text:p>
            <text:p text:style-name="P21">codsocio</text:p>
            <text:p text:style-name="P21">nomsocio</text:p>
            <text:p text:style-name="P21">dirsocio</text:p>
          </table:table-cell>
          <table:table-cell table:style-name="Tabla6.B1" office:value-type="string">
            <text:p text:style-name="P21">R2</text:p>
            <text:p text:style-name="P25">codlibro</text:p>
            <text:p text:style-name="P25">codcategoria</text:p>
            <text:p text:style-name="P21">nomcategoria</text:p>
            <text:p text:style-name="P21">observac_categoria</text:p>
          </table:table-cell>
        </table:table-row>
      </table:table>
      <text:p text:style-name="P17"/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21">R2.1</text:p>
            <text:p text:style-name="P25">codLibro</text:p>
            <text:p text:style-name="P25">codCategoria</text:p>
            <text:p text:style-name="P29">observac_categoria</text:p>
          </table:table-cell>
          <table:table-cell table:style-name="Tabla7.B1" office:value-type="string">
            <text:p text:style-name="P21">R2.2</text:p>
            <text:p text:style-name="P25">codCategoria</text:p>
            <text:p text:style-name="P21">nomCategoria</text:p>
            <text:p text:style-name="P21"/>
          </table:table-cell>
        </table:table-row>
      </table:table>
      <text:p text:style-name="P17"/>
      <text:p text:style-name="P18">R1 no está en forma normal ya que hay elementos no atómicos, pero por simplicidad los tomamos como tales.</text:p>
      <text:p text:style-name="P18">NomAutor --&gt; nomAutor, ape1Autor, ape2Autor;</text:p>
      <text:p text:style-name="P18">nomSocio --&gt; nomSocio, ape1Socio, ape2Socio;</text:p>
      <text:p text:style-name="P18">dirSocio --&gt; dirSocio, cpSocio...;</text:p>
      <text:p text:style-name="P18"/>
      <table:table table:name="Tabla9" table:style-name="Tabla9">
        <table:table-column table:style-name="Tabla9.A" table:number-columns-repeated="3"/>
        <table:table-row>
          <table:table-cell table:style-name="Tabla9.A1" office:value-type="string">
            <text:p text:style-name="P22">R1.1</text:p>
            <text:p text:style-name="P26">codPrestamo</text:p>
            <text:p text:style-name="P26">codEjemplar</text:p>
            <text:p text:style-name="P22">observac_devolucion</text:p>
            <text:p text:style-name="P22">fecDevolucion</text:p>
          </table:table-cell>
          <table:table-cell table:style-name="Tabla9.A1" office:value-type="string">
            <text:p text:style-name="P22">R1.2</text:p>
            <text:p text:style-name="P26">codEjemplar</text:p>
            <text:p text:style-name="P22">fecAdquisicion</text:p>
            <text:p text:style-name="P22">bajaEjemplar</text:p>
            <text:p text:style-name="P22">estadoEjemplar</text:p>
            <text:p text:style-name="P22">codLibro</text:p>
            <text:p text:style-name="P22">isbn</text:p>
            <text:p text:style-name="P22">codAutor</text:p>
            <text:p text:style-name="P22">nomAutor</text:p>
            <text:p text:style-name="P22">bioAutor</text:p>
            <text:p text:style-name="P22">fotoAutor</text:p>
            <text:p text:style-name="P22">codProtagonista</text:p>
            <text:p text:style-name="P22">descripProtagonista</text:p>
          </table:table-cell>
          <table:table-cell table:style-name="Tabla9.C1" office:value-type="string">
            <text:p text:style-name="P22">R1.3</text:p>
            <text:p text:style-name="P26">codPrestamo</text:p>
            <text:p text:style-name="P22">fecPrestamo</text:p>
            <text:p text:style-name="P22">codSocio</text:p>
            <text:p text:style-name="P22">nomSocio</text:p>
            <text:p text:style-name="P22">dirSocio</text:p>
          </table:table-cell>
        </table:table-row>
      </table:table>
      <text:p text:style-name="P18"/>
      <text:p text:style-name="P18"/>
      <text:p text:style-name="P18"/>
      <table:table table:name="Tabla8" table:style-name="Tabla8">
        <table:table-column table:style-name="Tabla8.A" table:number-columns-repeated="2"/>
        <text:soft-page-break/>
        <table:table-row>
          <table:table-cell table:style-name="Tabla8.A1" office:value-type="string">
            <text:p text:style-name="P22">R1.2.1</text:p>
            <text:p text:style-name="P26">codEjemplar</text:p>
            <text:p text:style-name="P22">fecAdquisicion</text:p>
            <text:p text:style-name="P22">bajaEjemplar</text:p>
            <text:p text:style-name="P22">estadoEjemplar</text:p>
            <text:p text:style-name="P22">codLibro</text:p>
          </table:table-cell>
          <table:table-cell table:style-name="Tabla8.B1" office:value-type="string">
            <text:p text:style-name="P22">R.1.2.2</text:p>
            <text:p text:style-name="P26">codLibro</text:p>
            <text:p text:style-name="P22">isbn</text:p>
            <text:p text:style-name="P22">codAutor</text:p>
            <text:p text:style-name="P22">nomAutor</text:p>
            <text:p text:style-name="P22">bioAutor</text:p>
            <text:p text:style-name="P22">fotoAutor</text:p>
            <text:p text:style-name="P22">codProtagonista</text:p>
            <text:p text:style-name="P22">descripProtagonista</text:p>
          </table:table-cell>
        </table:table-row>
      </table:table>
      <text:p text:style-name="P18"/>
      <table:table table:name="Tabla10" table:style-name="Tabla10">
        <table:table-column table:style-name="Tabla10.A" table:number-columns-repeated="2"/>
        <table:table-column table:style-name="Tabla10.C"/>
        <table:table-row>
          <table:table-cell table:style-name="Tabla10.A1" office:value-type="string">
            <text:p text:style-name="P22">R.1.2.2.1</text:p>
            <text:p text:style-name="P26">codLibro</text:p>
            <text:p text:style-name="P22">isbn</text:p>
            <text:p text:style-name="P22">codAutor</text:p>
            <text:p text:style-name="P22">codProtagonista</text:p>
          </table:table-cell>
          <table:table-cell table:style-name="Tabla10.A1" office:value-type="string">
            <text:p text:style-name="P22">R.1.2.2.2</text:p>
            <text:p text:style-name="P26">codAutor</text:p>
            <text:p text:style-name="P22">nomAutor</text:p>
            <text:p text:style-name="P22">bioAutor</text:p>
            <text:p text:style-name="P22">fotoAutor</text:p>
          </table:table-cell>
          <table:table-cell table:style-name="Tabla10.C1" office:value-type="string">
            <text:p text:style-name="P24">R1.2.2.3</text:p>
            <text:p text:style-name="P28">codProtagonista</text:p>
            <text:p text:style-name="P24">desProtagonista</text:p>
          </table:table-cell>
        </table:table-row>
      </table:table>
      <text:p text:style-name="P18"/>
      <table:table table:name="Tabla11" table:style-name="Tabla11">
        <table:table-column table:style-name="Tabla11.A" table:number-columns-repeated="2"/>
        <table:table-row>
          <table:table-cell table:style-name="Tabla11.A1" office:value-type="string">
            <text:p text:style-name="P22">R1.3.1</text:p>
            <text:p text:style-name="P26">codPrestamo</text:p>
            <text:p text:style-name="P22">fecPrestamo</text:p>
            <text:p text:style-name="P23">codSocio</text:p>
          </table:table-cell>
          <table:table-cell table:style-name="Tabla11.B1" office:value-type="string">
            <text:p text:style-name="P22">R1.3.2</text:p>
            <text:p text:style-name="P27">codSocio</text:p>
            <text:p text:style-name="P23">nomSccio</text:p>
            <text:p text:style-name="P23">dirSocio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0:36:08.623420716</meta:creation-date>
    <meta:generator>LibreOffice/7.3.7.2$Linux_X86_64 LibreOffice_project/30$Build-2</meta:generator>
    <dc:date>2022-12-15T10:19:50.514316608</dc:date>
    <meta:editing-duration>PT50M34S</meta:editing-duration>
    <meta:editing-cycles>17</meta:editing-cycles>
    <meta:document-statistic meta:table-count="11" meta:image-count="0" meta:object-count="0" meta:page-count="3" meta:paragraph-count="167" meta:word-count="236" meta:character-count="2123" meta:non-whitespace-character-count="2055"/>
  </office:meta>
</office:document-meta>
</file>